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65000001380D45487F.png"/>
  <manifest:file-entry manifest:media-type="image/png" manifest:full-path="Pictures/1000000000000168000000DE46803188.png"/>
  <manifest:file-entry manifest:media-type="image/jpeg" manifest:full-path="Pictures/10000000000001FD00000085B99311C0.jpg"/>
  <manifest:file-entry manifest:media-type="image/png" manifest:full-path="Pictures/10000000000001440000013D0F7C552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9.453cm" table:align="left"/>
    </style:style>
    <style:style style:name="Table1.A" style:family="table-column">
      <style:table-column-properties style:column-width="4.124cm"/>
    </style:style>
    <style:style style:name="Table1.B" style:family="table-column">
      <style:table-column-properties style:column-width="5.32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32pt" style:font-size-asian="28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LxDesktop</text:p>
      <text:p text:style-name="P3">Desktop Menu</text:p>
      <text:p text:style-name="Standard"/>
      <text:p text:style-name="Standard"><draw:frame draw:style-name="fr1" draw:name="graphics6" text:anchor-type="paragraph" svg:x="0.085cm" svg:y="0.189cm" svg:width="7.003cm" svg:height="4.318cm" draw:z-index="0"><draw:image xlink:href="Pictures/1000000000000168000000DE4680318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tab/>Create New...</text:p>
          </table:table-cell>
          <table:table-cell table:style-name="Table1.B1" table:number-rows-spanned="2" office:value-type="string">
            <text:p text:style-name="Table_20_Contents"><text:tab/>Folder</text:p>
            <text:p text:style-name="Table_20_Contents"><text:tab/>Blank File</text:p>
          </table:table-cell>
        </table:table-row>
        <table:table-row>
          <table:table-cell table:style-name="Table1.A2" office:value-type="string">
            <text:p text:style-name="Table_20_Contents"><text:tab/>Programs...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</text:p>
          </table:table-cell>
          <table:table-cell table:style-name="Table1.B3" office:value-type="string">
            <text:p text:style-name="Table_20_Contents"><text:tab/>OpenDocument Text</text:p>
            <text:p text:style-name="Table_20_Contents"><text:tab/>Plain Text Document</text:p>
          </table:table-cell>
        </table:table-row>
        <table:table-row>
          <table:table-cell table:style-name="Table1.A2" office:value-type="string">
            <text:p text:style-name="Table_20_Contents"><text:tab/>Paste<text:tab/></text:p>
          </table:table-cell>
          <table:table-cell table:style-name="Table1.B3" table:number-rows-spanned="8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tab/>Select All</text:p>
            <text:p text:style-name="Table_20_Contents"><text:tab/>Invert Selection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Run...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File Explorer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Terminal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Task Manager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Properties</text:p>
          </table:table-cell>
          <table:covered-table-cell/>
        </table:table-row>
      </table:table>
      <text:p text:style-name="Standard"/>
      <text:p text:style-name="Standard"><draw:frame draw:style-name="fr1" draw:name="graphics1" text:anchor-type="paragraph" svg:x="0.025cm" svg:y="0.129cm" svg:width="6.255cm" svg:height="6.119cm" draw:z-index="1"><draw:image xlink:href="Pictures/10000000000001440000013D0F7C552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2" text:anchor-type="paragraph" svg:x="0.178cm" svg:y="0.173cm" svg:width="7.525cm" svg:height="6.576cm" draw:z-index="2"><draw:image xlink:href="Pictures/1000000000000165000001380D45487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draw:frame draw:style-name="fr1" draw:name="graphics3" text:anchor-type="paragraph" svg:x="0.062cm" svg:y="0.887cm" svg:width="10.442cm" svg:height="2.729cm" draw:z-index="3"><draw:image xlink:href="Pictures/10000000000001FD00000085B99311C0.jpg" xlink:type="simple" xlink:show="embed" xlink:actuate="onLoad"/></draw:frame>Execute File Dialog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8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.499cm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7T06:56:04</meta:creation-date>
    <dc:date>2012-05-18T17:32:30</dc:date>
    <meta:editing-duration>PT6H34M3S</meta:editing-duration>
    <meta:editing-cycles>29</meta:editing-cycles>
    <meta:generator>LibreOffice/3.5$Linux_x86 LibreOffice_project/350m1$Build-202</meta:generator>
    <meta:document-statistic meta:table-count="1" meta:image-count="4" meta:object-count="0" meta:page-count="3" meta:paragraph-count="19" meta:word-count="29" meta:character-count="213" meta:non-whitespace-character-count="184"/>
  </office:meta>
</office:document-meta>
</file>